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co5" style:family="table-column">
      <style:table-column-properties style:column-width="4.699cm" style:use-optimal-column-width="false"/>
    </style:style>
    <style:style style:name="co6" style:family="table-column">
      <style:table-column-properties style:column-width="4.70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>
        <style:tab-stops>
          <style:tab-stop style:position="1.27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margin-left="0.72cm" fo:margin-right="0cm" fo:text-indent="-0.36cm">
        <style:tab-stops>
          <style:tab-stop style:position="0.72cm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3" style:family="text">
      <style:text-properties fo:font-family="'Liberation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omyślnie">
        <draw:frame draw:style-name="gr1" draw:layer="layout" svg:width="8cm" svg:height="11.75cm" svg:x="6.5cm" svg:y="8.5cm">
          <draw:text-box>
            <text:p><text:span text:style-name="T1"><text:a xlink:href="http://www.example.com/" xlink:type="simple">hyperlink example</text:a></text:span></text:p>
            <text:p><text:span text:style-name="T1">Some text</text:span></text:p>
            <text:p><text:span text:style-name="T1">List:</text:span></text:p>
            <text:list text:style-name="L1">
              <text:list-item>
                <text:p text:style-name="P1"><text:span text:style-name="T1">first</text:span></text:p>
              </text:list-item>
              <text:list-item>
                <text:p text:style-name="P1"><text:span text:style-name="T1">second</text:span></text:p>
              </text:list-item>
              <text:list-item>
                <text:p text:style-name="P1"><text:span text:style-name="T1">third</text:span></text:p>
              </text:list-item>
            </text:list>
            <text:p><text:span text:style-name="T1">Other list:</text:span></text:p>
            <text:list text:continue-numbering="true" text:style-name="L1">
              <text:list-item>
                <text:p text:style-name="P1"><text:span text:style-name="T1">one</text:span></text:p>
              </text:list-item>
              <text:list-item>
                <text:p text:style-name="P1"><text:span text:style-name="T1">two</text:span></text:p>
              </text:list-item>
              <text:list-item>
                <text:p><text:span text:style-name="T1">three</text:span></text:p>
              </text:list-item>
            </text:list>
          </draw:text-box>
        </draw:frame>
        <draw:custom-shape draw:style-name="gr2" draw:text-style-name="P2" draw:layer="layout" svg:width="9cm" svg:height="5.5cm" svg:x="2.5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9cm" svg:x="10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omyślnie">
        <draw:frame draw:style-name="gr3" draw:layer="layout" svg:width="2.195cm" svg:height="0.962cm" svg:x="2cm" svg:y="3cm">
          <draw:text-box>
            <text:p>Table:</text:p>
          </draw:text-box>
        </draw:frame>
        <draw:frame draw:style-name="standard" draw:layer="layout" svg:width="14.098cm" svg:height="3.887cm" svg:x="3.834cm" svg:y="14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1</text:p>
              </table:table-cell>
              <table:table-cell>
                <text:p>12</text:p>
              </table:table-cell>
              <table:table-cell>
                <text:p>13</text:p>
              </table:table-cell>
              <table:table-cell>
                <text:p>14</text:p>
              </table:table-cell>
            </table:table-row>
            <table:table-row table:style-name="ro1" table:default-cell-style-name="ce1"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  <table:table-cell>
                <text:p>24</text:p>
              </table:table-cell>
            </table:table-row>
            <table:table-row table:style-name="ro1" table:default-cell-style-name="ce1">
              <table:table-cell>
                <text:p>31</text:p>
              </table:table-cell>
              <table:table-cell>
                <text:p>32</text:p>
              </table:table-cell>
              <table:table-cell>
                <text:p>33</text:p>
              </table:table-cell>
              <table:table-cell>
                <text:p>34</text:p>
              </table:table-cell>
            </table:table-row>
            <table:table-row table:style-name="ro1" table:default-cell-style-name="ce1">
              <table:table-cell>
                <text:p>41</text:p>
              </table:table-cell>
              <table:table-cell>
                <text:p>42</text:p>
              </table:table-cell>
              <table:table-cell>
                <text:p>43</text:p>
              </table:table-cell>
              <table:table-cell>
                <text:p>44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" draw:text-style-name="P2" draw:layer="layout" svg:x1="3cm" svg:y1="7cm" svg:x2="16.5cm" svg:y2="12.5cm">
          <text:p/>
        </draw:line>
        <draw:line draw:style-name="gr4" draw:text-style-name="P2" draw:layer="layout" svg:x1="14.5cm" svg:y1="21cm" svg:x2="3.5cm" svg:y2="26.5cm">
          <text:p/>
        </draw:line>
      </draw:page>
      <draw:page draw:name="page3" draw:style-name="dp1" draw:master-page-name="Domyślnie">
        <draw:frame draw:style-name="gr5" draw:layer="layout" svg:width="13.5cm" svg:height="2.25cm" svg:x="2cm" svg:y="3cm">
          <draw:text-box>
            <text:p><text:span text:style-name="T2">Table with hyperlinks:</text:span></text:p>
          </draw:text-box>
        </draw:frame>
        <draw:frame draw:style-name="standard" draw:layer="layout" svg:width="14.098cm" svg:height="1.943cm" svg:x="3.834cm" svg:y="14.9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a xlink:href="http://www.first.com/" xlink:type="simple">first</text:a></text:p>
              </table:table-cell>
              <table:table-cell>
                <text:p><text:a xlink:href="http://www.second.com/" xlink:type="simple">second</text:a></text:p>
              </table:table-cell>
            </table:table-row>
            <table:table-row table:style-name="ro1" table:default-cell-style-name="ce1">
              <table:table-cell>
                <text:p><text:a xlink:href="http://www.third.com/" xlink:type="simple">third</text:a></text:p>
              </table:table-cell>
              <table:table-cell>
                <text:p><text:a xlink:href="http://www.fourth.com/" xlink:type="simple">fourth</text:a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2" draw:layer="layout" svg:width="7.5cm" svg:height="5.5cm" svg:x="4cm" svg:y="7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7.5cm" svg:x="8cm" svg:y="19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4" draw:style-name="dp1" draw:master-page-name="Domyślnie">
        <draw:frame draw:style-name="gr5" draw:layer="layout" svg:width="14.5cm" svg:height="2.25cm" svg:x="2.5cm" svg:y="3cm">
          <draw:text-box>
            <text:p><text:span text:style-name="T2">Table with lists:</text:span></text:p>
          </draw:text-box>
        </draw:frame>
        <draw:frame draw:style-name="standard" draw:layer="layout" svg:width="14.098cm" svg:height="10.025cm" svg:x="3.526cm" svg:y="9.1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">first</text:span></text:p>
                <text:list text:style-name="L3">
                  <text:list-item>
                    <text:p text:style-name="P3">one</text:p>
                  </text:list-item>
                  <text:list-item>
                    <text:p text:style-name="P3">two</text:p>
                  </text:list-item>
                  <text:list-item>
                    <text:p text:style-name="P3">three</text:p>
                  </text:list-item>
                </text:list>
              </table:table-cell>
              <table:table-cell>
                <text:p>second</text:p>
                <text:list text:style-name="L4">
                  <text:list-item>
                    <text:p text:style-name="P3">one</text:p>
                  </text:list-item>
                  <text:list-item>
                    <text:p text:style-name="P3">two</text:p>
                  </text:list-item>
                  <text:list-item>
                    <text:p text:style-name="P3">three</text:p>
                  </text:list-item>
                </text:list>
              </table:table-cell>
              <table:table-cell>
                <text:p>third</text:p>
                <text:list text:style-name="L3">
                  <text:list-item>
                    <text:p text:style-name="P3">one</text:p>
                  </text:list-item>
                  <text:list-item>
                    <text:p text:style-name="P3">two</text:p>
                  </text:list-item>
                  <text:list-item>
                    <text:p text:style-name="P3">three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p>fourth</text:p>
                <text:list text:style-name="L4">
                  <text:list-item>
                    <text:p text:style-name="P3">one</text:p>
                  </text:list-item>
                  <text:list-item>
                    <text:p text:style-name="P3">two</text:p>
                  </text:list-item>
                  <text:list-item>
                    <text:p text:style-name="P3">three</text:p>
                  </text:list-item>
                </text:list>
              </table:table-cell>
              <table:table-cell>
                <text:p>fiveth</text:p>
                <text:list text:style-name="L3">
                  <text:list-item>
                    <text:p text:style-name="P3">one</text:p>
                  </text:list-item>
                  <text:list-item>
                    <text:p text:style-name="P3">two</text:p>
                  </text:list-item>
                  <text:list-item>
                    <text:p text:style-name="P3">three</text:p>
                  </text:list-item>
                </text:list>
              </table:table-cell>
              <table:table-cell>
                <text:p>sixth</text:p>
                <text:list text:style-name="L4">
                  <text:list-item>
                    <text:p text:style-name="P3">one</text:p>
                  </text:list-item>
                  <text:list-item>
                    <text:p text:style-name="P3">two</text:p>
                  </text:list-item>
                </text:list>
              </table:table-cell>
            </table:table-row>
            <table:table-row table:style-name="ro1" table:default-cell-style-name="ce1">
              <table:table-cell>
                <text:p>seventh</text:p>
              </table:table-cell>
              <table:table-cell>
                <text:p>eighth</text:p>
              </table:table-cell>
              <table:table-cell>
                <text:p>nineth</text:p>
                <text:list text:continue-numbering="true" text:style-name="L4">
                  <text:list-item>
                    <text:p text:style-name="P3">one</text:p>
                  </text:list-item>
                  <text:list-item>
                    <text:p text:style-name="P3">two</text:p>
                  </text:list-item>
                  <text:list-item>
                    <text:p text:style-name="P3">three</text:p>
                  </text:list-item>
                  <text:list-item>
                    <text:p text:style-name="P3">four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2" draw:layer="layout" svg:width="9cm" svg:height="7cm" svg:x="5.5cm" svg:y="20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5" draw:style-name="dp1" draw:master-page-name="Domyślnie">
        <draw:frame draw:style-name="gr5" draw:layer="layout" svg:width="14.5cm" svg:height="2.25cm" svg:x="4cm" svg:y="10.5cm">
          <draw:text-box>
            <text:p><text:span text:style-name="T2"><text:a xlink:href="mailto:email@example.com" xlink:type="simple">email example</text:a></text:span></text:p>
          </draw:text-box>
        </draw:frame>
        <draw:custom-shape draw:style-name="gr2" draw:text-style-name="P2" draw:layer="layout" svg:width="7cm" svg:height="6.5cm" svg:x="7.5cm" svg:y="2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9.5cm" svg:height="11cm" svg:x="7.5cm" svg:y="1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09T18:22:20</meta:creation-date>
    <dc:date>2013-03-09T18:29:33</dc:date>
    <meta:editing-duration>PT6M39S</meta:editing-duration>
    <meta:editing-cycles>4</meta:editing-cycles>
    <meta:generator>LibreOffice/3.6$Linux_x86 LibreOffice_project/360m1$Build-304</meta:generator>
    <meta:document-statistic meta:object-count="17"/>
  </office:meta>
</office:document-meta>
</file>